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691" officeooo:paragraph-rsid="00053691"/>
    </style:style>
    <style:style style:name="P2" style:family="paragraph" style:parent-style-name="Standard">
      <style:text-properties officeooo:rsid="00057608" officeooo:paragraph-rsid="00057608"/>
    </style:style>
    <style:style style:name="P3" style:family="paragraph" style:parent-style-name="Standard">
      <style:text-properties officeooo:rsid="000984b3" officeooo:paragraph-rsid="000984b3"/>
    </style:style>
    <style:style style:name="T1" style:family="text">
      <style:text-properties officeooo:rsid="00057608"/>
    </style:style>
    <style:style style:name="T2" style:family="text">
      <style:text-properties officeooo:rsid="00067c45"/>
    </style:style>
    <style:style style:name="T3" style:family="text">
      <style:text-properties officeooo:rsid="0006c0fc"/>
    </style:style>
    <style:style style:name="T4" style:family="text">
      <style:text-properties officeooo:rsid="0006fb3e"/>
    </style:style>
    <style:style style:name="T5" style:family="text">
      <style:text-properties officeooo:rsid="00080d95"/>
    </style:style>
    <style:style style:name="T6" style:family="text">
      <style:text-properties officeooo:rsid="00092c9f"/>
    </style:style>
    <style:style style:name="T7" style:family="text">
      <style:text-properties officeooo:rsid="00098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: </text:p>
      <text:p text:style-name="P1"><text:tab/>Le but de ce projet est d’implementer … </text:p>
      <text:p text:style-name="P1"/>
      <text:p text:style-name="P1">Analyse Globale :</text:p>
      <text:p text:style-name="P1"><text:tab/>Dans ce jeu ou nous gerons une ville que nous souhaitons developper, pour cela nous devons controler des Workers (esclaves) afin de recolter <text:s/>des ressources dans toute la map, pour pouvoir etendre son territoire en gerant de la meilleure manière possible ses effectifs. </text:p>
      <text:p text:style-name="P1"><text:tab/><text:span text:style-name="T1">Les principales fonctionnalités de ce jeu sont : </text:span></text:p>
      <text:p text:style-name="P1">- <text:s/><text:span text:style-name="T1">Affichage du monde (difficile car monde representé par une grille hexagonale) </text:span></text:p>
      <text:p text:style-name="P1">- <text:span text:style-name="T1">Affichage des esclaves</text:span></text:p>
      <text:p text:style-name="P1">- <text:span text:style-name="T1">Affichages d’un panneaux de controle (contenant les actions possibles &amp; les informations necessaires)</text:span></text:p>
      <text:p text:style-name="P1">- <text:span text:style-name="T2">Collecte de ressources par les workers</text:span></text:p>
      <text:p text:style-name="P1">- <text:span text:style-name="T2">Deplacement des workers de maniere libre</text:span></text:p>
      <text:p text:style-name="P1">- <text:span text:style-name="T2">Cosntruction de batiments afin d’etendre le territoire</text:span></text:p>
      <text:p text:style-name="P1">- <text:span text:style-name="T3">Attaque de vilain mechant pas beau tres pas bo (loups)</text:span></text:p>
      <text:p text:style-name="P1"/>
      <text:p text:style-name="P1"><text:tab/><text:span text:style-name="T3">Mais il y a aussi des fonctionnalités annexes telles que :</text:span></text:p>
      <text:p text:style-name="P1">- <text:span text:style-name="T6">Gestion d’unités de défense</text:span></text:p>
      <text:p text:style-name="P1">- <text:span text:style-name="T3">Creation de nouveau esclaves (traite negriere)</text:span></text:p>
      <text:p text:style-name="P1">- <text:span text:style-name="T3">affichage d’une minimap</text:span></text:p>
      <text:p text:style-name="P1">- <text:span text:style-name="T4">monde complexe comprenant differents types de terrain</text:span></text:p>
      <text:p text:style-name="P1">- <text:span text:style-name="T5">defaite si tous les workers sont morts OU si la ville est detruite</text:span></text:p>
      <text:p text:style-name="P1">- <text:span text:style-name="T7">affichage de l’inventaire de la ville en temps réel</text:span></text:p>
      <text:p text:style-name="P1"/>
      <text:p text:style-name="P2">IMAGES</text:p>
      <text:p text:style-name="P2"/>
      <text:p text:style-name="P3">Plan de développement :</text:p>
      <text:p text:style-name="P3"><text:tab/>bla bla bla </text:p>
      <text:p text:style-name="P3"/>
      <text:p text:style-name="P3">Conception Generale : </text:p>
      <text:p text:style-name="P3"><text:tab/>TO DO LATER DUH</text:p>
      <text:p text:style-name="P3"/>
      <text:p text:style-name="P3">Conception Detaillée : </text:p>
      <text:p text:style-name="P3"><text:tab/>MUST WRITE LATER 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6:02:11.058865104</meta:creation-date>
    <meta:generator>LibreOffice/7.3.7.2$Linux_X86_64 LibreOffice_project/30$Build-2</meta:generator>
    <dc:date>2023-02-13T16:21:54.981695572</dc:date>
    <meta:editing-duration>PT19M41S</meta:editing-duration>
    <meta:editing-cycles>10</meta:editing-cycles>
    <meta:document-statistic meta:table-count="0" meta:image-count="0" meta:object-count="0" meta:page-count="1" meta:paragraph-count="26" meta:word-count="208" meta:character-count="1257" meta:non-whitespace-character-count="1057"/>
  </office:meta>
</office:document-meta>
</file>